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top" draw:auto-grow-height="false" fo:min-height="6.1cm" fo:min-width="6.104cm"/>
    </style:style>
    <style:style style:name="gr2" style:family="graphic" style:parent-style-name="standard">
      <style:graphic-properties draw:stroke="none" svg:stroke-color="#000000" draw:fill="none" draw:fill-color="#ffffff" fo:min-height="0.475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svg:stroke-width="0.102cm" draw:marker-start-width="0.508cm" draw:marker-end="Arrow" draw:marker-end-width="0.305cm" draw:fill="none" draw:textarea-vertical-align="middle" fo:padding-top="0.176cm" fo:padding-bottom="0.176cm" fo:padding-left="0.301cm" fo:padding-right="0.301cm"/>
    </style:style>
    <style:style style:name="gr5" style:family="graphic" style:parent-style-name="standard">
      <style:graphic-properties draw:stroke="none" svg:stroke-color="#000000" draw:fill="none" draw:fill-color="#ffffff" draw:textarea-horizontal-align="right" fo:min-height="0.4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text-properties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604cm" svg:height="6.35cm" svg:x="1.778cm" svg:y="0.508cm">
          <text:p text:style-name="P1"><text:span text:style-name="T1">paddle_c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032cm" svg:height="0.725cm" svg:x="1.778cm" svg:y="2.055cm">
          <draw:text-box>
            <text:p><text:span text:style-name="T2">res_n</text:span></text:p>
          </draw:text-box>
        </draw:frame>
        <draw:frame draw:style-name="gr2" draw:text-style-name="P3" draw:layer="layout" svg:width="2.032cm" svg:height="0.725cm" svg:x="1.778cm" svg:y="2.794cm">
          <draw:text-box>
            <text:p><text:span text:style-name="T2">enb</text:span></text:p>
          </draw:text-box>
        </draw:frame>
        <draw:frame draw:style-name="gr2" draw:text-style-name="P3" draw:layer="layout" svg:width="3.302cm" svg:height="0.725cm" svg:x="1.778cm" svg:y="5.013cm">
          <draw:text-box>
            <text:p><text:span text:style-name="T2">x_coord [10:0]</text:span></text:p>
          </draw:text-box>
        </draw:frame>
        <draw:frame draw:style-name="gr2" draw:text-style-name="P3" draw:layer="layout" svg:width="2.032cm" svg:height="0.725cm" svg:x="1.778cm" svg:y="1.315cm">
          <draw:text-box>
            <text:p><text:span text:style-name="T2">clk</text:span></text:p>
          </draw:text-box>
        </draw:frame>
        <draw:frame draw:style-name="gr2" draw:text-style-name="P3" draw:layer="layout" svg:width="4.064cm" svg:height="0.725cm" svg:x="1.778cm" svg:y="5.752cm">
          <draw:text-box>
            <text:p><text:span text:style-name="T2">y_coord [9:0]</text:span></text:p>
          </draw:text-box>
        </draw:frame>
        <draw:frame draw:style-name="gr2" draw:text-style-name="P3" draw:layer="layout" svg:width="4.064cm" svg:height="0.725cm" svg:x="1.778cm" svg:y="3.534cm">
          <draw:text-box>
            <text:p><text:span text:style-name="T2">btn_up</text:span></text:p>
          </draw:text-box>
        </draw:frame>
        <draw:frame draw:style-name="gr2" draw:text-style-name="P3" draw:layer="layout" svg:width="4.064cm" svg:height="0.725cm" svg:x="1.778cm" svg:y="4.273cm">
          <draw:text-box>
            <text:p><text:span text:style-name="T2">btn_down</text:span></text:p>
          </draw:text-box>
        </draw:frame>
        <draw:line draw:style-name="gr3" draw:text-style-name="P1" draw:layer="layout" svg:x1="0.381cm" svg:y1="1.651cm" svg:x2="1.778cm" svg:y2="1.651cm">
          <text:p/>
        </draw:line>
        <draw:line draw:style-name="gr3" draw:text-style-name="P1" draw:layer="layout" svg:x1="0.381cm" svg:y1="2.397cm" svg:x2="1.778cm" svg:y2="2.397cm">
          <text:p/>
        </draw:line>
        <draw:line draw:style-name="gr3" draw:text-style-name="P1" draw:layer="layout" svg:x1="0.381cm" svg:y1="3.143cm" svg:x2="1.778cm" svg:y2="3.143cm">
          <text:p/>
        </draw:line>
        <draw:line draw:style-name="gr3" draw:text-style-name="P1" draw:layer="layout" svg:x1="0.381cm" svg:y1="3.889cm" svg:x2="1.778cm" svg:y2="3.889cm">
          <text:p/>
        </draw:line>
        <draw:line draw:style-name="gr3" draw:text-style-name="P1" draw:layer="layout" svg:x1="0.381cm" svg:y1="4.635cm" svg:x2="1.778cm" svg:y2="4.635cm">
          <text:p/>
        </draw:line>
        <draw:line draw:style-name="gr4" draw:text-style-name="P1" draw:layer="layout" svg:x1="0.381cm" svg:y1="5.38cm" svg:x2="1.778cm" svg:y2="5.38cm">
          <text:p/>
        </draw:line>
        <draw:line draw:style-name="gr4" draw:text-style-name="P1" draw:layer="layout" svg:x1="0.381cm" svg:y1="6.126cm" svg:x2="1.778cm" svg:y2="6.126cm">
          <text:p/>
        </draw:line>
        <draw:frame draw:style-name="gr5" draw:text-style-name="P3" draw:layer="layout" svg:width="3.302cm" svg:height="0.725cm" svg:x="5.08cm" svg:y="1.27cm">
          <draw:text-box>
            <text:p><text:span text:style-name="T2">y_pos [9:0]</text:span></text:p>
          </draw:text-box>
        </draw:frame>
        <draw:frame draw:style-name="gr5" draw:text-style-name="P3" draw:layer="layout" svg:width="3.302cm" svg:height="0.725cm" svg:x="5.08cm" svg:y="3.511cm">
          <draw:text-box>
            <text:p><text:span text:style-name="T2">sel</text:span></text:p>
          </draw:text-box>
        </draw:frame>
        <draw:frame draw:style-name="gr5" draw:text-style-name="P3" draw:layer="layout" svg:width="3.302cm" svg:height="0.725cm" svg:x="5.08cm" svg:y="5.752cm">
          <draw:text-box>
            <text:p><text:span text:style-name="T2">rgb [23:0]</text:span></text:p>
          </draw:text-box>
        </draw:frame>
        <draw:line draw:style-name="gr4" draw:text-style-name="P1" draw:layer="layout" svg:x1="8.382cm" svg:y1="1.651cm" svg:x2="9.779cm" svg:y2="1.651cm">
          <text:p/>
        </draw:line>
        <draw:line draw:style-name="gr4" draw:text-style-name="P1" draw:layer="layout" svg:x1="8.382cm" svg:y1="6.096cm" svg:x2="9.779cm" svg:y2="6.096cm">
          <text:p/>
        </draw:line>
        <draw:line draw:style-name="gr3" draw:text-style-name="P1" draw:layer="layout" svg:x1="8.382cm" svg:y1="3.937cm" svg:x2="9.779cm" svg:y2="3.93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10.16cm" fo:page-height="7.36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21T14:13:46.343831420</meta:creation-date>
    <dc:date>2016-07-21T14:23:54.048655623</dc:date>
    <meta:editing-duration>PT10M7S</meta:editing-duration>
    <meta:editing-cycles>1</meta:editing-cycles>
    <meta:document-statistic meta:object-count="21"/>
    <meta:generator>LibreOffice/4.3.7.2$Linux_X86_64 LibreOffice_project/430$Build-2</meta:generator>
  </office:meta>
</office:document-meta>
</file>